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1" text:anchor-type="as-char" svg:y="-1.296cm" svg:width="3.415cm" svg:height="1.55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0:36:24.394223405</meta:creation-date>
    <dc:date>2018-11-20T10:37:27.706790426</dc:date>
    <meta:editing-duration>PT1M7S</meta:editing-duration>
    <meta:editing-cycles>1</meta:editing-cycles>
    <meta:document-statistic meta:table-count="0" meta:image-count="0" meta:object-count="1" meta:page-count="1" meta:paragraph-count="1" meta:word-count="0" meta:character-count="0" meta:non-whitespace-character-count="0"/>
    <meta:generator>LibreOffice/6.0.3.2$Linux_X86_64 LibreOffice_project/00m0$Build-2</meta:generator>
  </office:meta>
</office:document-meta>
</file>

<file path=Object 1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underover>
              <mo stretchy="false">∑</mo>
              <mrow>
                <mi>i</mi>
                <mo stretchy="false">=</mo>
                <mn>0</mn>
              </mrow>
              <mi mathvariant="normal">∞</mi>
            </munderover>
            <mrow>
              <mfrac>
                <mrow>
                  <msup>
                    <mi>f</mi>
                    <mrow>
                      <mo fence="true" stretchy="false">(</mo>
                      <mrow>
                        <mi>i</mi>
                      </mrow>
                      <mo fence="true" stretchy="false">)</mo>
                    </mrow>
                  </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row>
                  <mi>i</mi>
                  <mi>!</mi>
                </mrow>
              </mfrac>
              <msup>
                <mi>x</mi>
                <mi>i</mi>
              </msup>
            </mrow>
          </mrow>
        </mrow>
      </mrow>
      <mi mathvariant="normal">❑</mi>
    </mfrac>
    <annotation encoding="StarMath 5.0">{ f ( x ) = sum from { { i = 0 } } to { infinity } { {f^{(i)}(0)} over {i!} x^i}} over {&lt;?&gt;} </annotation>
  </semantics>
</math>
</file>